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4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ffff" fo:border="none"/>
    </style:style>
    <style:style style:name="ce6" style:family="table-cell" style:parent-style-name="Default" style:data-style-name="N11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1" table:default-cell-style-name="ce14"/>
        <table:table-column table:style-name="co4" table:default-cell-style-name="ce14"/>
        <table:table-column table:style-name="co3" table:number-columns-repeated="6" table:default-cell-style-name="ce14"/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20" office:value-type="string" calcext:value-type="string" table:number-columns-spanned="1" table:number-rows-spanned="3">
            <text:p>Nota Fina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1"/>
          <table:table-cell table:number-columns-repeated="5"/>
        </table:table-row>
        <table:table-row table:style-name="ro1">
          <table:table-cell/>
          <table:covered-table-cell table:number-columns-repeated="2" table:style-name="ce3"/>
          <table:table-cell table:style-name="ce6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"/>
          <table:table-cell table:style-name="ce6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"/>
          <table:table-cell table:style-name="ce6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2"/>
          <table:table-cell table:style-name="ce6" office:value-type="percentage" office:value="0.1" calcext:value-type="percentage" table:number-columns-spanned="2" table:number-rows-spanned="1">
            <text:p>10,00 %</text:p>
          </table:table-cell>
          <table:covered-table-cell table:style-name="ce2"/>
          <table:covered-table-cell table:style-name="ce21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endoza</text:p>
          </table:table-cell>
          <table:table-cell table:style-name="ce17" office:value-type="string" calcext:value-type="string">
            <text:p>Pepit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9" table:formula="of:=(([.D6]+[.E6]+[.F6])/3)*[.D5] + (([.G6]+[.H6]+[.I6])/3)*[.G5]+(([.J6]+[.K6]+[.L6])/3)*[.J5]+(([.M6]+[.N6])/2)*[.M5]" office:value-type="float" office:value="5.43333333333333" calcext:value-type="float">
            <text:p>5,4333333333333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Catchot</text:p>
          </table:table-cell>
          <table:table-cell table:style-name="ce17" office:value-type="string" calcext:value-type="string">
            <text:p>Pepit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7" table:formula="of:=(([.D7]+[.E7]+[.F7])/3)*[.D5] + (([.G7]+[.H7]+[.I7])/3)*[.G5]+(([.J7]+[.K7]+[.L7])/3)*[.J5]+(([.M7]+[.N7])/2)*[.M5]" office:value-type="float" office:value="6.6" calcext:value-type="float">
            <text:p>6,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Pons</text:p>
          </table:table-cell>
          <table:table-cell table:style-name="ce17" office:value-type="string" calcext:value-type="string">
            <text:p>Menganito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([.D8]+[.E8]+[.F8])/3)*[.D5] + (([.G8]+[.H8]+[.I8])/3)*[.G5]+(([.J8]+[.K8]+[.L8])/3)*[.J5]+(([.M8]+[.N8])/2)*[.M5]" office:value-type="float" office:value="6.51666666666667" calcext:value-type="float">
            <text:p>6,51666666666667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rtín</text:p>
          </table:table-cell>
          <table:table-cell table:style-name="ce17" office:value-type="string" calcext:value-type="string">
            <text:p>Magdalen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(([.D9]+[.E9]+[.F9])/3)*[.D5]+ (([.G9]+[.H9]+[.I9])/3)*[.G5]+(([.J9]+[.K9]+[.L9])/3)*[.J5]+(([.M9]+[.N9])/2)*[.M5]" office:value-type="float" office:value="4.43333333333333" calcext:value-type="float">
            <text:p>4,4333333333333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López</text:p>
          </table:table-cell>
          <table:table-cell table:style-name="ce17" office:value-type="string" calcext:value-type="string">
            <text:p>Cassy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(([.D10]+[.E10]+[.F10])/3)*[.D5] + (([.G10]+[.H10]+[.I10])/3)*[.G5]+(([.J10]+[.K10]+[.L10])/3)*[.J5]+(([.M10]+[.N10])/2)*[.M5]" office:value-type="float" office:value="8.01666666666667" calcext:value-type="float">
            <text:p>8,01666666666667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1]+[.E11]+[.F11])/3)*[.D5] + (([.G11]+[.H11]+[.I11])/3)*[.G5]+(([.J11]+[.K11]+[.L11])/3)*[.J5]+(([.M11]+[.N11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2]+[.E12]+[.F12])/3)*[.D5] + (([.G12]+[.H12]+[.I12])/3)*[.G5]+(([.J12]+[.K12]+[.L12])/3)*[.J5]+(([.M12]+[.N12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3]+[.E13]+[.F13])/3)*[.D5] + (([.G13]+[.H13]+[.I13])/3)*[.G5]+(([.J13]+[.K13]+[.L13])/3)*[.J5]+(([.M13]+[.N13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4]+[.E14]+[.F14])/3)*[.D5] + (([.G14]+[.H14]+[.I14])/3)*[.G5]+(([.J14]+[.K14]+[.L14])/3)*[.J5]+(([.M14]+[.N14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5]+[.E15]+[.F15])/3)*[.D5] + (([.G15]+[.H15]+[.I15])/3)*[.G5]+(([.J15]+[.K15]+[.L15])/3)*[.J5]+(([.M15]+[.N15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6]+[.E16]+[.F16])/3)*[.D5] + (([.G16]+[.H16]+[.I16])/3)*[.G5]+(([.J16]+[.K16]+[.L16])/3)*[.J5]+(([.M16]+[.N16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8" table:number-columns-repeated="14"/>
          <table:table-cell table:number-columns-repeated="5"/>
        </table:table-row>
        <table:table-row table:style-name="ro1">
          <table:table-cell/>
          <table:table-cell table:style-name="ce18" table:number-columns-repeated="14"/>
          <table:table-cell table:style-name="ce10"/>
          <table:table-cell table:number-columns-repeated="4"/>
        </table:table-row>
        <table:table-row table:style-name="ro1" table:number-rows-repeated="3">
          <table:table-cell/>
          <table:table-cell table:style-name="ce18" table:number-columns-repeated="14"/>
          <table:table-cell table:number-columns-repeated="5"/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9:16:28.102968373</meta:creation-date>
    <dc:date>2024-01-15T10:27:20.700583138</dc:date>
    <meta:editing-duration>PT15M40S</meta:editing-duration>
    <meta:editing-cycles>2</meta:editing-cycles>
    <meta:generator>LibreOffice/7.6.2.1$Windows_X86_64 LibreOffice_project/56f7684011345957bbf33a7ee678afaf4d2ba333</meta:generator>
    <meta:document-statistic meta:table-count="1" meta:cell-count="100" meta:object-count="0"/>
  </office:meta>
</office:document-meta>
</file>